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25-11-05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25-09-18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25-06-04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25-02-25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24-11-12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24-09-10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24-07-09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24-03-25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23-10-18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23-08-11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23-04-12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23-02-06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22-10-24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22-08-17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22-06-08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22-02-11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21-08-05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21-04-22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21-03-03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20-10-2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20-09-07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20-04-06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20-02-05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19-09-04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19-06-21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19-03-12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18-12-13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18-06-21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17-11-27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17-09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17-03-28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16-12-15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16-09-29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16-06-09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16-02-08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15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15-06-25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15-03-25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14-12-16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14-09-18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14-07-01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14-03-27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13-09-17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13-06-25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13-03-14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12-11-29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12-08-22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12-03-08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11-12-02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11-09-12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11-06-24 1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11-03-15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10-12-20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10-09-14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10-06-15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10-03-02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09-12-07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09-09-15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09-05-19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09-03-1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08-12-15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08-09-04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08-05-07 1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08-03-05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07-11-2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07-08-27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07-02-28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06-12-14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06-07-26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06-05-01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0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0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0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0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0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0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04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0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04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03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0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03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0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02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0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0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0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0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0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0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0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0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0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0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2000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9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7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7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7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6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5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5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4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4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4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3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3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3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3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3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2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2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2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2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1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1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1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1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1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0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0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0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0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0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0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0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0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0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0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90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7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7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601</text:p>
          </table:table-cell>
          <table:table-cell office:value-type="string" calcext:value-type="string">
            <text:p>63F 34 SOW 105S</text:p>
          </table:table-cell>
          <table:table-cell office:value-type="string" calcext:value-type="string">
            <text:p>1987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476" meta:object-count="0"/>
    <meta:user-defined meta:name="AppVersion">3.0</meta:user-defined>
  </office:meta>
</office:document-meta>
</file>